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0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Text_20_body" style:list-style-name="L12">
      <style:paragraph-properties fo:margin-top="0in" fo:margin-bottom="0in"/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ext_20_body" style:list-style-name="L15">
      <style:paragraph-properties fo:margin-top="0in" fo:margin-bottom="0in"/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macOS, Ubuntu, Mint<text:line-break/>Datum: 10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https://jdk.java.net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mit der rechten Maustaste auf <text:span text:style-name="Source_Text">tar.gz</text:span> hinter <text:span text:style-name="Source_Text">macOS</text:span> und wählen Sie <text:span text:style-name="Source_Text">Link kopieren</text:span>.</text:p>
        </text:list-item>
        <text:list-item>
          <text:p text:style-name="P1">Öffnen Sie eine Termianl. Dafür öffnen Sie mit <text:span text:style-name="Source_Text">Command + Leertaste</text:span> die Suche und geben Sie anschließend <text:span text:style-name="Source_Text">Terminal</text:span> ein. Bestätigen Sie mit Enter. Geben Sie im Terminal <text:span text:style-name="Source_Text">cd ~</text:span> ein und bestätigen Sie mit Enter, um in das Homeverzeichnis zu wechseln.<text:line-break/></text:p>
        </text:list-item>
        <text:list-item>
          <text:p text:style-name="P1">Um das Archiv mit dem Commandline-Tool curl herunterzuladen geben Sie nun folgenden Konsolenbefehl ein. Ersetzen Sie dabei den Platzhalter <text:span text:style-name="Source_Text">&lt;URL&gt;</text:span> durch den eben kopierten Link. <text:span text:style-name="Source_Text">curl -o archiv.tar.gz &lt;URL&gt;</text:span><text:line-break/>Das kann einen Moment in Anspruch nehmen.</text:p>
        </text:list-item>
        <text:list-item>
          <text:p text:style-name="P1">Entpacken Sie das Archiv mit folgedem Befehl:<text:line-break/><text:span text:style-name="Source_Text">tar -xf archiv.tar.gz</text:span></text:p>
        </text:list-item>
        <text:list-item>
          <text:p text:style-name="P1">Löschen Sie das Archiv mit:<text:line-break/><text:span text:style-name="Source_Text">rm archiv.tar.gz</text:span>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Fügen Sie das JDK zu Ihrer PATH Umgebunsvariable mit folgendem Befehl hinzu:<text:line-break/><text:span text:style-name="Source_Text">echo 'export PATH=$HOME/jdk-14.jdk/Contents/Home/bin:$PATH' &gt;&gt; ~/.bash_profile</text:span></text:p>
        </text:list-item>
        <text:list-item>
          <text:p text:style-name="P2">JAVA_HOME Umgebungsvariable hinzufügen.<text:line-break/><text:span text:style-name="Source_Text">echo 'export JAVA_HOME=$HOME/jdk-14.jdk/Contents/Home' &gt;&gt; ~/.bash_profile</text:span></text:p>
        </text:list-item>
        <text:list-item>
          <text:p text:style-name="P2">Führen Sie folgenden Befehl aus, um die Umgebungsvariable zu laden:<text:line-break/><text:span text:style-name="Source_Text">source ~/.bash_profile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Geben Sie ein: <text:span text:style-name="Source_Text">java -version</text:span>. Wenn Sie alles richtig gemacht haben erscheint nun folgender Text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https://ant.apache.org/bindownload.cgi</text:p>
        </text:list-item>
        <text:list-item>
          <text:p text:style-name="P7">Unter <text:span text:style-name="Source_Text">Current Release of Ant</text:span> wird die aktuell Version genannt (momentan: 1.10.7). Klicken Sie mit der rechten Maustaste auf den Link mit der <text:span text:style-name="Source_Text">.tar.gz</text:span> Endung. Kopieren Sie den Link.</text:p>
        </text:list-item>
        <text:list-item>
          <text:p text:style-name="P7">Um das Archiv zu downloaden und zu entpacken führen Sie die folgenden drei Befehle aus. Vergessen Sie nicht, den Platzhalter durch den kopierten Link zu ersetzten.<text:line-break/><text:span text:style-name="Source_Text">curl -o archiv.tar.gz &lt;URL&gt;</text:span><text:line-break/><text:span text:style-name="Source_Text">tar -xf archiv.tar.gz</text:span><text:line-break/><text:span text:style-name="Source_Text">rm archiv.tar.gz</text:span>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Fügen Sie Ant zu Ihrer PATH Umgebunsvariable mit folgendem Befehl hinzu:<text:line-break/><text:span text:style-name="Source_Text">echo 'export PATH=$HOME/apache-ant-1.10.7/bin:$PATH' &gt;&gt; ~/.bash_profile</text:span></text:p>
        </text:list-item>
        <text:list-item>
          <text:p text:style-name="P8">Führen Sie folgenden Befehl aus:<text:line-break/><text:span text:style-name="Source_Text">source ~/.bash_profile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Rufen Sie folgende Seite auf: https://sourceforge.net/projects/astyle/files/ . Klicken Sie auf <text:span text:style-name="Source_Text">Download Latest Version</text:span>, um den Download zu starten. Speichern Sie das Archiv auf Ihrem Rechner zum Beispiel unter <text:span text:style-name="Source_Text">Downloads</text:span>.</text:p>
        </text:list-item>
        <text:list-item>
          <text:p text:style-name="P11">Öffnen Sie das die Datei <text:span text:style-name="Source_Text">ASytle_3.1_windows.zip</text:span> mit einem Doppelklick. Das Archiv enthält den Ordner <text:span text:style-name="Source_Text">AStyle</text:span>. Entpacken Sie diesen in das Verzeichnis unter `C:. Gehen Sie dabei gleich vor, wie in den vorherigen Abschnitten.</text:p>
        </text:list-item>
      </text:list>
      <text:h text:style-name="Heading_20_4" text:outline-level="4"><text:bookmark-start text:name="umgebungsvariablen-setzen-2"/>Umgebungsvariablen setzen<text:bookmark-end text:name="umgebungsvariablen-setzen-2"/></text:h>
      <text:list text:style-name="L8">
        <text:list-item>
          <text:p text:style-name="P1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1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12">Gehen Sie auf <text:span text:style-name="Source_Text">Neu</text:span> und tragen Sie folgendes ein: <text:span text:style-name="Source_Text">C:\ASytle\bin</text:span>. Klicken Sie auf <text:span text:style-name="Source_Text">Ok</text:span>.</text:p>
        </text:list-item>
        <text:list-item>
          <text:p text:style-name="P1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3">Geben Sie ein: <text:span text:style-name="Source_Text">astyle --version</text:span>. Wenn Sie alles richtig gemacht haben erscheint nun folgender Text:</text:p>
        </text:list-item>
      </text:list>
      <text:p text:style-name="P14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5">Rufen Sie folgende Seite auf: https://github.com/checkstyle/checkstyle/releases/ . Die aktuellste Version steht an oberster Stelle (momentan: 8.31). Klicken Sie unter <text:span text:style-name="Source_Text">Assets</text:span> auf <text:span text:style-name="Source_Text">checkstyle-8.31-all.jar</text:span>, um den Download zu starten. Speichern Sie das Archiv auf Ihrem Rechner zum Beispiel unter <text:span text:style-name="Source_Text">Downloads</text:span>.</text:p>
        </text:list-item>
        <text:list-item>
          <text:p text:style-name="P15">Legen Sie unter <text:span text:style-name="Source_Text">C:\</text:span> einen neuen Ordner mit den Namen <text:span text:style-name="Source_Text">Checkstyle</text:span> an. Verschieben Sie die Datei <text:span text:style-name="Source_Text">checkstyle-8.31-all.jar</text:span> aus <text:span text:style-name="Source_Text">Downloads</text:span> in diesen neuen Ordner.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6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Wechseln Sie in das Verzeichnis <text:span text:style-name="Source_Text">Checkstyle</text:span> mit folgender Anweisung: <text:span text:style-name="Source_Text">cd C:\Checkstyle</text:span></text:p>
        </text:list-item>
        <text:list-item>
          <text:p text:style-name="P16">Geben Sie ein: <text:span text:style-name="Source_Text">java -jar checkstyle-8.31-all.jar --version</text:span>. Wenn Sie alles richtig gemacht haben erscheint nun folgender Text:</text:p>
        </text:list-item>
      </text:list>
      <text:p text:style-name="P17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18">Rufen Sie folgende Seite auf: https://spotbugs.readthedocs.io/en/stable/installing.html . Die Klicken Sie im ersten Abschnitt auf den Link <text:span text:style-name="Source_Text">zip-format</text:span>, um den Download zu starten. Speichern Sie das Archiv auf Ihrem Rechner zum Beispiel unter <text:span text:style-name="Source_Text">Downloads</text:span>.</text:p>
        </text:list-item>
        <text:list-item>
          <text:p text:style-name="P18">Öffnen Sie das die Datei <text:span text:style-name="Source_Text">spotbugs-4.0.1.zip</text:span> mit einem Doppelklick. Das Archiv enthält den Ordner <text:span text:style-name="Source_Text">spotbugs-4.0.1</text:span>. Entpacken Sie diesen Ordner nach <text:span text:style-name="Source_Text">C:\</text:span>.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19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9">Geben Sie ein: <text:span text:style-name="Source_Text">C:\spotbugs-4.0.1\bin\spotbugs -help</text:span>. Wenn Sie alles richtig gemacht haben erscheint nun folgender Text:</text:p>
        </text:list-item>
      </text:list>
      <text:p text:style-name="P20">SpotBugs version 4.0.1, https://spotbugs.github.io/</text:p>
      <text:p text:style-name="P21">Command line options</text:p>
      <text:p text:style-name="P22">fb analyze <text:s text:c="18"/>Perform SpotBugs Analysis</text:p>
      <text:p text:style-name="P23">fb errors <text:s text:c="19"/>List analysis errors stored in results file</text:p>
      <text:p text:style-name="P24">fb filter <text:s text:c="19"/>Filter analysis results</text:p>
      <text:p text:style-name="P25">fb gui <text:s text:c="22"/>Launch SpotBugs GUI</text:p>
      <text:p text:style-name="P26">fb help <text:s text:c="21"/>Provide help for commands</text:p>
      <text:p text:style-name="P27">fb list <text:s text:c="21"/>Convert analysis results to textual form</text:p>
      <text:p text:style-name="P28">fb set <text:s text:c="22"/>Set project configuration/options</text:p>
      <text:p text:style-name="P29">fb version <text:s text:c="18"/>List SpotBugs version</text:p>
      <text:p text:style-name="P30">fb history <text:s text:c="5"/>history <text:s text:c="5"/>List details from multi-version analysis results</text:p>
      <text:p text:style-name="P31">fb merge <text:s text:c="7"/>history <text:s text:c="5"/>Combine analysis results from different versions of software to produce multi-version analysis results</text:p>
      <text:p text:style-name="P32">fb union <text:s text:c="7"/>history <text:s text:c="5"/>Merge analysis results from disjoint components</text:p>
      <text:p text:style-name="P33">fb addMessages <text:s text:c="1"/>poweruser <text:s text:c="3"/>Add msgs (e.g., textual descriptions of bugs) to analysis results</text:p>
      <text:p text:style-name="P34">fb dis <text:s text:c="9"/>utility <text:s text:c="5"/>Disassemble a class file</text:p>
      <text:p text:style-name="P35"/>
      <text:p text:style-name="P36">General options:</text:p>
      <text:p text:style-name="P37"><text:s text:c="2"/>-jvmArgs args <text:s text:c="3"/>Pass args to JVM</text:p>
      <text:p text:style-name="P38"><text:s text:c="2"/>-maxHeap size <text:s text:c="3"/>Maximum Java heap size in megabytes (default=768)</text:p>
      <text:p text:style-name="P39"><text:s text:c="2"/>-javahome &lt;dir&gt; <text:s text:c="1"/>Specify location of JRE</text:p>
      <text:h text:style-name="Heading_20_3" text:outline-level="3"><text:bookmark-start text:name="notepad"/>6. Notepad++<text:bookmark-end text:name="notepad"/></text:h>
      <text:h text:style-name="Heading_20_4" text:outline-level="4"><text:bookmark-start text:name="herunterladen-und-entpacken-5"/>Herunterladen und entpacken<text:bookmark-end text:name="herunterladen-und-entpacken-5"/></text:h>
      <text:list text:style-name="L14">
        <text:list-item>
          <text:p text:style-name="P40">Rufen Sie folgende Seite auf: https://notepad-plus-plus.org/downloads/ . Die aktuellste Version steht an oberster Stelle (momentan: 7.8.5). Klicken Sie unter <text:span text:style-name="Source_Text">Download 64-bit x64</text:span> auf <text:span text:style-name="Source_Text">zip-package</text:span>, um den Download zu starten. Speichern Sie das Archiv auf Ihrem Rechner zum Beispiel unter <text:span text:style-name="Source_Text">Downloads</text:span>.</text:p>
        </text:list-item>
        <text:list-item>
          <text:p text:style-name="P40">Klick Sie mit der rechten Maustaste auf die Datei <text:span text:style-name="Source_Text">npp.7.8.5.bin.x64.zip</text:span>. Wählen Sie im Kontextmenu <text:span text:style-name="Source_Text">Alle extrahieren</text:span>. Geben Sie nun im Textfeld <text:span text:style-name="Source_Text">C:\Notepad++</text:span> ein und klicken auf <text:span text:style-name="Source_Text">Extrahieren</text:span>.</text:p>
        </text:list-item>
      </text:list>
      <text:h text:style-name="Heading_20_4" text:outline-level="4"><text:bookmark-start text:name="umgebungsvariablen-setzen-3"/>Umgebungsvariablen setzen<text:bookmark-end text:name="umgebungsvariablen-setzen-3"/></text:h>
      <text:list text:style-name="L15">
        <text:list-item>
          <text:p text:style-name="P41">Fügen Sie <text:span text:style-name="Source_Text">C:\Notepad++\</text:span> zu Ihrer <text:span text:style-name="Source_Text">Path</text:span> Umgebungsvariable hinzu. Gehen Sie dazu vor, wie in den vorherigen Abschnitten beschrieben.</text:p>
        </text:list-item>
      </text:list>
      <text:h text:style-name="Heading_20_4" text:outline-level="4"><text:bookmark-start text:name="test-5"/>Test<text:bookmark-end text:name="test-5"/></text:h>
      <text:list text:style-name="L16">
        <text:list-item>
          <text:p text:style-name="P42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Geben Sie folgende Anweisung ein: <text:span text:style-name="Source_Text">notepad++</text:span>. Der Editor sollte sich nun in einem neuen Fenster öffnen.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17">
        <text:list-item>
          <text:p text:style-name="P43">Erstellen Sie ein Arbeitsverzeichnis um Ihre Übungsaufgaben abzuspeichern. Legen Sie dieses Verzeichnis beispielsweise unter <text:span text:style-name="Source_Text">C:\</text:span> an und vergeb Sie den Namen <text:span text:style-name="Source_Text">prog1-uebungen</text:span>.</text:p>
        </text:list-item>
        <text:list-item>
          <text:p text:style-name="P43">Laden Sie das Archiv <text:span text:style-name="Source_Text">Einstieg-zuhause.jar</text:span> unter dem Link www-home.htwg-konstanz.de/~drachen/prog1/Einstieg-zuhause.jar herunter und speichern Sie dieses in Ihrem Arbeitsverzeichnis.</text:p>
        </text:list-item>
        <text:list-item>
          <text:p text:style-name="P43">Entpacken Sie das Archiv, in dem Sie eine Konsole öffnen und mit <text:span text:style-name="Source_Text">cd C:\prog1-uebungen</text:span> in Ihr Arbeitsverzeichnis wechseln. Führen Sie dann den Konsolenbefehl <text:span text:style-name="Source_Text">jar xf Einstieg-zuhause.jar</text:span> aus.</text:p>
        </text:list-item>
        <text:list-item>
          <text:p text:style-name="P43">Öffnen Sie die Datei build.xml in Notepad++ mit folgendem Befehl: <text:span text:style-name="Source_Text">notepad++ build.xml</text:span>.</text:p>
        </text:list-item>
        <text:list-item>
          <text:p text:style-name="P43">Passen Sie die Versionsnummer von Checkstyle an. Ändern Sie dafür in Zeile 13 die Version <text:span text:style-name="Source_Text">8.30</text:span> zu <text:span text:style-name="Source_Text">8.31</text:span>, wenn Sie diese Version verwenden.</text:p>
        </text:list-item>
        <text:list-item>
          <text:p text:style-name="P43">Wecheln Sie in der Konsole mit <text:span text:style-name="Source_Text">cd einstieg</text:span> in den Ordner <text:span text:style-name="Source_Text">einstieg</text:span>. Starten Sie in der Konsole den Editor Notepad++, indem Sie den folgenden Befehl eintippen <text:span text:style-name="Source_Text">notepad++ Einstieg.java</text:span>. Geben Sie im Editor das folgende Programm ein. Beenden Sie den Editor und speichern Sie dabei Ihr Programm.</text:p>
        </text:list-item>
      </text:list>
      <text:p text:style-name="P44">//Einstieg.java</text:p>
      <text:p text:style-name="P45">package einstieg;</text:p>
      <text:p text:style-name="P46"/>
      <text:p text:style-name="P47">import java.util.Scanner;</text:p>
      <text:p text:style-name="P48"/>
      <text:p text:style-name="P49">/**</text:p>
      <text:p text:style-name="P50"><text:s text:c="1"/>* Einstieg ist ein kleinesJava-Programm.</text:p>
      <text:p text:style-name="P51"><text:s text:c="1"/>* Es verwendet die Klassen Scanner und System aus der Java-Bibliothek.</text:p>
      <text:p text:style-name="P52"><text:s text:c="1"/>* @author TODO: Name eintragenund TODO inklusive Doppelpunkt löschen</text:p>
      <text:p text:style-name="P53"><text:s text:c="1"/>* @version TODO: Datum eintragenund TODO inklusive Doppelpunkt löschen</text:p>
      <text:p text:style-name="P54"><text:s text:c="1"/>*/</text:p>
      <text:p text:style-name="P55"/>
      <text:p text:style-name="P56">public final class Einstieg {</text:p>
      <text:p text:style-name="P57"><text:s text:c="4"/>private Einstieg() { }</text:p>
      <text:p text:style-name="P58"/>
      <text:p text:style-name="P59"><text:s text:c="4"/>private static final Scanner EINGABE = new Scanner(System.in);</text:p>
      <text:p text:style-name="P60"/>
      <text:p text:style-name="P61"><text:s text:c="4"/>/**</text:p>
      <text:p text:style-name="P62"><text:s text:c="5"/>* Die Klassenmethodemain ist der Startpunkt des Programms.</text:p>
      <text:p text:style-name="P63"><text:s text:c="5"/>* main verwendet die Methoden print und printf zum Ausgeben von Text</text:p>
      <text:p text:style-name="P64"><text:s text:c="5"/>* sowie die Methodennext und nextInt zum Einlesen von Text</text:p>
      <text:p text:style-name="P65"><text:s text:c="5"/>* und einer ganzen Zahl.</text:p>
      <text:p text:style-name="P66"><text:s text:c="5"/>* @param args wird nicht verwendet</text:p>
      <text:p text:style-name="P67"><text:s text:c="5"/>*/</text:p>
      <text:p text:style-name="P68"/>
      <text:p text:style-name="P69"><text:s text:c="4"/>public static void main(String[] args) {</text:p>
      <text:p text:style-name="P70"><text:s text:c="8"/>System.out.print("Vorname:");</text:p>
      <text:p text:style-name="P71"><text:s text:c="8"/>String vorname = EINGABE.next();</text:p>
      <text:p text:style-name="P72"><text:s text:c="8"/></text:p>
      <text:p text:style-name="P73"><text:s text:c="8"/>System.out.print("Anzahl bisher geschriebener Java-Programme: ");</text:p>
      <text:p text:style-name="P74"><text:s text:c="8"/>int anzahl = EINGABE.nextInt();</text:p>
      <text:p text:style-name="P75"/>
      <text:p text:style-name="P76"><text:s text:c="8"/>System.out.printf("%ss %d. Java-Programm funktioniert!%n",</text:p>
      <text:p text:style-name="P77"><text:s text:c="12"/>vorname, anzahl + 1);</text:p>
      <text:p text:style-name="P78"><text:s text:c="4"/>}</text:p>
      <text:p text:style-name="P79">}</text:p>
      <text:list text:style-name="L18">
        <text:list-item>
          <text:p text:style-name="P80">Übersetzen Sie Ihr Programm im Terminal mit dem Befehl <text:span text:style-name="Source_Text">javac Einstieg.java</text:span>.</text:p>
        </text:list-item>
        <text:list-item>
          <text:p text:style-name="P80">Wechseln Sie mit dem cd-Befehl in das Oberverzeichnis von einstieg/, also in das Arbeitsverzeichnis (auf die Leerstelle zwischen cd und .. achten): <text:span text:style-name="Source_Text">cd ..</text:span>.</text:p>
        </text:list-item>
        <text:list-item>
          <text:p text:style-name="P80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80">Prüfen Siemit dem Werkzeug checkstyle, ob Sie in Ihrem Programm Stilregeln verletzt haben. Sie können checkstyle über das Automatisierungswerkzeug ant aufrufen: <text:span text:style-name="Source_Text">ant -Dpackage=einstieg style</text:span>. Bessern Sie nach, falls checkstyle Stilverletzungen meldet und gehen Sie zurück zu Schritt 7.</text:p>
        </text:list-item>
        <text:list-item>
          <text:p text:style-name="P80">Erzeugen Sie HTML-Dokumentation zum Programm mit dem Befehl: <text:span text:style-name="Source_Text">javadoc -html5 -d doc -linksource -author -version einstieg</text:span>. Betrachten Sie die Dokumentation. Im Dateimanager im neuen Unterverzeichnis doc/ die Datei index.html anklicken und dann die Links auf der angezeigten Seite weiterverfolgen, oder die Datei Lesezeichen.html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